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e0021" draw:textarea-horizontal-align="justify" draw:textarea-vertical-align="middle" draw:auto-grow-height="false" fo:min-height="8.513cm" fo:min-width="13.343cm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8.77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3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</style:style>
    <style:style style:name="gr6" style:family="graphic" style:parent-style-name="standard">
      <style:graphic-properties svg:stroke-color="#00ff66" draw:fill-color="#99ff66" draw:textarea-horizontal-align="justify" draw:textarea-vertical-align="middle" draw:auto-grow-height="false" fo:min-height="8.386cm" fo:min-width="12.708cm"/>
    </style:style>
    <style:style style:name="gr7" style:family="graphic" style:parent-style-name="standard">
      <style:graphic-properties draw:textarea-horizontal-align="justify" draw:textarea-vertical-align="middle" draw:auto-grow-height="false" fo:min-height="0.512cm" fo:min-width="8.136cm"/>
    </style:style>
    <style:style style:name="gr8" style:family="graphic" style:parent-style-name="standard">
      <style:graphic-properties draw:textarea-horizontal-align="justify" draw:textarea-vertical-align="middle" draw:auto-grow-height="false" fo:min-height="1.097cm" fo:min-width="3.272cm"/>
    </style:style>
    <style:style style:name="gr9" style:family="graphic" style:parent-style-name="standard">
      <style:graphic-properties draw:textarea-horizontal-align="justify" draw:textarea-vertical-align="middle" draw:auto-grow-height="false" fo:min-height="9.021cm" fo:min-width="12.8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11" style:family="graphic" style:parent-style-name="standard">
      <style:graphic-properties draw:fill-color="#00ff66" draw:textarea-horizontal-align="justify" draw:textarea-vertical-align="middle" draw:auto-grow-height="false" fo:min-height="9.402cm" fo:min-width="13.597cm"/>
    </style:style>
    <style:style style:name="gr12" style:family="graphic" style:parent-style-name="standard">
      <style:graphic-properties draw:textarea-horizontal-align="justify" draw:textarea-vertical-align="middle" draw:auto-grow-height="false" fo:min-height="0.919cm" fo:min-width="3.092cm"/>
    </style:style>
    <style:style style:name="gr13" style:family="graphic" style:parent-style-name="standard">
      <style:graphic-properties draw:textarea-horizontal-align="justify" draw:textarea-vertical-align="middle" draw:auto-grow-height="false" fo:min-height="0.956cm" fo:min-width="2.10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7e0021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99ff66"/>
      <style:paragraph-properties fo:text-align="center"/>
    </style:style>
    <style:style style:name="P6" style:family="paragraph">
      <loext:graphic-properties draw:fill-color="#00ff6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843cm" svg:height="8.763cm" svg:x="4.302cm" svg:y="4.6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271cm" svg:height="1.397cm" svg:x="6.334cm" svg:y="8.493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779cm" svg:y1="13.954cm" svg:x2="10.779cm" svg:y2="16.875cm">
          <text:p/>
        </draw:line>
        <draw:custom-shape draw:style-name="gr1" draw:text-style-name="P1" draw:layer="layout" svg:width="13.843cm" svg:height="8.763cm" svg:x="4.302cm" svg:y="17.5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836cm" svg:height="0.962cm" svg:x="5.445cm" svg:y="2.524cm">
          <draw:text-box>
            <text:p>login</text:p>
          </draw:text-box>
        </draw:frame>
      </draw:page>
      <draw:page draw:name="page2" draw:style-name="dp1" draw:master-page-name="Default">
        <draw:frame draw:style-name="gr5" draw:text-style-name="P4" draw:layer="layout" svg:width="3.177cm" svg:height="0.962cm" svg:x="4.175cm" svg:y="2.016cm">
          <draw:text-box>
            <text:p>Add shop</text:p>
          </draw:text-box>
        </draw:frame>
        <draw:custom-shape draw:style-name="gr6" draw:text-style-name="P5" draw:layer="layout" svg:width="13.208cm" svg:height="8.636cm" svg:x="5.191cm" svg:y="5.0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.636cm" svg:height="0.762cm" svg:x="6.715cm" svg:y="5.8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334cm" svg:height="1.905cm" svg:x="9.382cm" svg:y="10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3.335cm" svg:height="9.271cm" svg:x="5.191cm" svg:y="16.367cm">
          <text:p text:style-name="P2">Shop added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0" draw:text-style-name="P4" draw:layer="layout" svg:width="3.144cm" svg:height="0.962cm" svg:x="6.334cm" svg:y="2.524cm">
          <draw:text-box>
            <text:p>Add work</text:p>
          </draw:text-box>
        </draw:frame>
        <draw:custom-shape draw:style-name="gr11" draw:text-style-name="P6" draw:layer="layout" svg:width="14.097cm" svg:height="9.652cm" svg:x="4.683cm" svg:y="4.55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08cm" svg:height="1.651cm" svg:x="9.255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4.097cm" svg:height="9.652cm" svg:x="4.937cm" svg:y="15.22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08cm" svg:height="1.651cm" svg:x="9.509cm" svg:y="21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2.604cm" svg:height="1.206cm" draw:transform="rotate (-1.5706217938697) translate (4.111cm 16.811cm)">
          <text:p/>
          <draw:enhanced-geometry svg:viewBox="0 0 21600 21600" draw:mirror-vertical="true" draw:mirror-horizontal="false" draw:text-areas="?f7 ?f0 21600 ?f2" draw:type="left-arrow" draw:modifiers="6558.77159309021 8894.1176470588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4" draw:style-name="dp1" draw:master-page-name="Default">
        <draw:frame draw:style-name="gr14" draw:text-style-name="P4" draw:layer="layout" svg:width="4.045cm" svg:height="1.673cm" svg:x="5.699cm" svg:y="3.413cm">
          <draw:text-box>
            <text:p>Worker login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5T23:41:32.895000000</meta:creation-date>
    <dc:date>2016-08-12T21:22:01.461000000</dc:date>
    <meta:editing-duration>PT7M32S</meta:editing-duration>
    <meta:editing-cycles>2</meta:editing-cycles>
    <meta:generator>LibreOffice/5.0.1.2$Windows_x86 LibreOffice_project/81898c9f5c0d43f3473ba111d7b351050be20261</meta:generator>
    <meta:document-statistic meta:object-count="17"/>
  </office:meta>
</office:document-meta>
</file>